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color="#c9211e" loext:opacity="1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Here are five reasons why a penetration test is considered more thorough than a vulnerability scan:</text:p>
      <text:list text:style-name="L1">
        <text:list-item>
          <text:p text:style-name="P2"><text:span text:style-name="Strong_20_Emphasis">Exploitation of Vulnerabilities:</text:span> Penetration testing involves actively simulating attacks to exploit vulnerabilities discovered, whereas vulnerability scanning typically identifies vulnerabilities without verifying their exploitability.</text:p>
        </text:list-item>
        <text:list-item>
          <text:p text:style-name="P2"><text:span text:style-name="Strong_20_Emphasis">Simulation of Real-World Attacks:</text:span> Penetration tests mimic real-world attack scenarios, allowing testers to assess the potential impact of successful breaches on the system or network.</text:p>
        </text:list-item>
        <text:list-item>
          <text:p text:style-name="P2"><text:span text:style-name="Strong_20_Emphasis">Manual Testing and Human Expertise:</text:span> Penetration testing often involves manual testing by skilled cybersecurity professionals who can identify complex vulnerabilities that automated scanners might miss.</text:p>
        </text:list-item>
        <text:list-item>
          <text:p text:style-name="P2"><text:span text:style-name="Strong_20_Emphasis">Assessment of Defenses:</text:span> Penetration tests evaluate not only vulnerabilities but also the effectiveness of existing security controls and defenses in place, providing a more comprehensive security posture assessment.</text:p>
        </text:list-item>
        <text:list-item>
          <text:p text:style-name="P2"><text:span text:style-name="Strong_20_Emphasis">Risk Prioritization:</text:span> Penetration testing helps prioritize vulnerabilities based on their impact and likelihood of exploitation, providing actionable insights for risk mitigation strategies beyond simple vulnerability identification.</text:p>
        </text:list-item>
      </text:list>
      <text:p text:style-name="Standard"/>
      <text:p text:style-name="Standard"/>
      <text:p text:style-name="Standard"/>
      <text:p text:style-name="Standard"/>
      <text:p text:style-name="Standard"/>
      <text:p text:style-name="Standard"/>
      <text:p text:style-name="Standard">To configure the firewall to ensure that workstations in the network 10.10.10.0/24 can only reach the bank website 10.20.20.1 using HTTPS, you would typically use access control rules to permit only HTTPS traffic (TCP port 443) from the specified source network to the destination IP address.</text:p>
      <text:p text:style-name="Standard"/>
      <text:p text:style-name="Standard">Here's how you can configure this on a firewall (assuming a generic firewall configuration syntax):</text:p>
      <text:p text:style-name="Standard"/>
      <text:p text:style-name="Standard"><text:s text:c="4"/>Identify the Source and Destination:</text:p>
      <text:p text:style-name="Standard"><text:s text:c="8"/>Source Network: 10.10.10.0/24 (workstations)</text:p>
      <text:p text:style-name="Standard"><text:s text:c="8"/>Destination IP: 10.20.20.1 (bank website)</text:p>
      <text:p text:style-name="Standard"/>
      <text:p text:style-name="Standard"><text:s text:c="4"/>Define the Firewall Rule:</text:p>
      <text:p text:style-name="Standard"><text:s text:c="8"/>Allow HTTPS (TCP port 443) traffic from the source network to the destination IP address.</text:p>
      <text:p text:style-name="Standard"/>
      <text:p text:style-name="Standard"><text:s text:c="4"/>Example configuration (syntax may vary based on firewall vendor):</text:p>
      <text:p text:style-name="Standard"/>
      <text:p text:style-name="P1">access-list FROM_INSIDE_TO_BANK permit tcp 10.10.10.0 0.0.0.255 host 10.20.20.1 eq 443</text:p>
      <text:p text:style-name="Standard"/>
      <text:p text:style-name="Standard">Explanation of the configuration:</text:p>
      <text:p text:style-name="Standard"/>
      <text:p text:style-name="Standard"><text:s text:c="4"/>access-list FROM_INSIDE_TO_BANK: This defines an access control list (ACL) named FROM_INSIDE_TO_BANK.</text:p>
      <text:p text:style-name="Standard"><text:s text:c="4"/>permit tcp 10.10.10.0 0.0.0.255 host 10.20.20.1 eq 443: This permits TCP traffic from any IP address within the range 10.10.10.0/24 (subnet mask 255.255.255.0) to the specific IP address 10.20.20.1, but only on port 443 (HTTPS).</text:p>
      <text:p text:style-name="Standard"/>
      <text:p text:style-name="Standard"><text:soft-page-break/>Apply the ACL to the Firewall Interface:</text:p>
      <text:p text:style-name="Standard"/>
      <text:p text:style-name="Standard"><text:s text:c="4"/>After defining the access control rule, apply it to the appropriate firewall interface that connects to the workstation network (10.10.10.0/24).</text:p>
      <text:p text:style-name="Standard"/>
      <text:p text:style-name="Standard">Example (interface configuration):</text:p>
      <text:p text:style-name="Standard"/>
      <text:p text:style-name="P1">kotlin</text:p>
      <text:p text:style-name="P1"/>
      <text:p text:style-name="P1"><text:s text:c="4"/>interface Ethernet0/0</text:p>
      <text:p text:style-name="P1"><text:s text:c="5"/>description Inside Network</text:p>
      <text:p text:style-name="P1"><text:s text:c="5"/>ip address 10.10.10.1 255.255.255.0</text:p>
      <text:p text:style-name="P1"><text:s text:c="5"/>ip access-group FROM_INSIDE_TO_BANK in</text:p>
      <text:p text:style-name="P1"/>
      <text:p text:style-name="Standard"><text:s text:c="4"/>Explanation:</text:p>
      <text:p text:style-name="Standard"><text:s text:c="8"/>ip access-group FROM_INSIDE_TO_BANK in: This applies the access list FROM_INSIDE_TO_BANK to incoming traffic on the interface facing the 10.10.10.0/24 network.</text:p>
      <text:p text:style-name="Standard"/>
      <text:p text:style-name="Standard"><text:s text:c="4"/>Verification:</text:p>
      <text:p text:style-name="Standard"><text:s text:c="8"/>Test connectivity from a workstation within the 10.10.10.0/24 network to ensure that HTTPS traffic to 10.20.20.1 is permitted while other traffic is blocked.</text:p>
      <text:p text:style-name="Standard"/>
      <text:p text:style-name="Standard"><text:s text:c="4"/>Logging and Monitoring:</text:p>
      <text:p text:style-name="Standard"><text:s text:c="8"/>Optionally, configure logging to monitor traffic allowed and denied by the firewall rule for troubleshooting and security monitoring purposes.</text:p>
      <text:p text:style-name="Standard"/>
      <text:p text:style-name="Standard">By implementing these steps, you restrict access from the specified workstation network to only HTTPS traffic destined for the bank website, thereby ensuring that access is limited according to the specified requirements. Adjust the firewall configuration syntax as per your specific firewall platform and administration guideline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30T21:27:53.204536354</meta:creation-date>
    <dc:date>2024-06-30T23:30:56.054562631</dc:date>
    <meta:editing-duration>PT1H36M7S</meta:editing-duration>
    <meta:editing-cycles>1</meta:editing-cycles>
    <meta:document-statistic meta:table-count="0" meta:image-count="0" meta:object-count="0" meta:page-count="2" meta:paragraph-count="33" meta:word-count="468" meta:character-count="3601" meta:non-whitespace-character-count="3067"/>
    <meta:generator>LibreOffice/24.2.3.2$Linux_X86_64 LibreOffice_project/420$Build-2</meta:generator>
  </office:meta>
</office:document-meta>
</file>